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38b33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14abce" officeooo:paragraph-rsid="0014abce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1ce4a" officeooo:paragraph-rsid="00138b33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38b33"/>
    </style:style>
    <style:style style:name="P7" style:family="paragraph" style:parent-style-name="Standard">
      <style:paragraph-properties fo:text-align="start" style:justify-single-word="false"/>
      <style:text-properties officeooo:rsid="00138b33" officeooo:paragraph-rsid="00138b33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aebd" officeooo:paragraph-rsid="0014abce" fo:background-color="transparent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7efdb" officeooo:paragraph-rsid="0017efdb" fo:background-color="transparent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38b33" officeooo:paragraph-rsid="00138b33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b2ebe" officeooo:paragraph-rsid="001b2ebe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c8590" officeooo:paragraph-rsid="001c8590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d56a2" officeooo:paragraph-rsid="001d56a2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dc983" officeooo:paragraph-rsid="001dc983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de492" officeooo:paragraph-rsid="001de492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1fbf43" officeooo:paragraph-rsid="001fbf43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16aa8" officeooo:paragraph-rsid="00216aa8" style:font-size-asian="14pt" style:font-weight-asian="normal" style:font-size-complex="16pt" style:font-weight-complex="normal"/>
    </style:style>
    <style:style style:name="T1" style:family="text">
      <style:text-properties fo:font-size="16pt" fo:font-weight="bold" officeooo:rsid="00138b33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4abce" style:font-size-asian="14pt" style:font-weight-asian="bold" style:font-size-complex="16pt" style:font-weight-complex="bold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138b33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4abce" style:font-size-asian="14pt" style:font-weight-asian="normal" style:font-size-complex="16pt" style:font-weight-complex="normal"/>
    </style:style>
    <style:style style:name="T6" style:family="text">
      <style:text-properties fo:font-size="16pt" fo:font-style="italic" style:text-underline-style="solid" style:text-underline-width="auto" style:text-underline-color="font-color" fo:font-weight="normal" officeooo:rsid="00138b33" style:font-size-asian="14pt" style:font-style-asian="italic" style:font-weight-asian="normal" style:font-size-complex="16pt" style:font-style-complex="italic" style:font-weight-complex="normal"/>
    </style:style>
    <style:style style:name="T7" style:family="text">
      <style:text-properties fo:font-size="16pt" fo:font-style="italic" style:text-underline-style="solid" style:text-underline-width="auto" style:text-underline-color="font-color" fo:font-weight="normal" officeooo:rsid="00138b33" fo:background-color="#ffff00" loext:char-shading-value="0" style:font-size-asian="14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8pt" fo:font-weight="bold" officeooo:rsid="0011ce4a" fo:background-color="#ffff00" loext:char-shading-value="0" style:font-size-asian="18pt" style:font-weight-asian="bold" style:font-size-complex="18pt" style:font-weight-complex="bold"/>
    </style:style>
    <style:style style:name="T9" style:family="text">
      <style:text-properties fo:font-size="18pt" fo:font-weight="bold" officeooo:rsid="0012bdeb" fo:background-color="#ffff00" loext:char-shading-value="0" style:font-size-asian="18pt" style:font-weight-asian="bold" style:font-size-complex="18pt" style:font-weight-complex="bold"/>
    </style:style>
    <style:style style:name="T10" style:family="text">
      <style:text-properties officeooo:rsid="0015aeb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aebd" style:font-weight-asian="bold" style:font-weight-complex="bold"/>
    </style:style>
    <style:style style:name="T13" style:family="text">
      <style:text-properties fo:font-weight="bold" fo:background-color="transparent" loext:char-shading-value="0" style:font-weight-asian="bold" style:font-weight-complex="bold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d56a2" fo:background-color="#ffff00" loext:char-shading-value="0"/>
    </style:style>
    <style:style style:name="T16" style:family="text">
      <style:text-properties style:text-underline-style="solid" style:text-underline-width="auto" style:text-underline-color="font-color" officeooo:rsid="0015aebd" fo:background-color="#ffff00" loext:char-shading-value="0"/>
    </style:style>
    <style:style style:name="T17" style:family="text">
      <style:text-properties style:text-underline-style="solid" style:text-underline-width="auto" style:text-underline-color="font-color" fo:background-color="transparent" loext:char-shading-value="0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none" officeooo:rsid="0015aebd" fo:background-color="transparent" loext:char-shading-value="0"/>
    </style:style>
    <style:style style:name="T20" style:family="text">
      <style:text-properties style:text-underline-style="none" officeooo:rsid="0015aebd" fo:background-color="#ffff00" loext:char-shading-value="0"/>
    </style:style>
    <style:style style:name="T21" style:family="text">
      <style:text-properties officeooo:rsid="001933bf"/>
    </style:style>
    <style:style style:name="T22" style:family="text">
      <style:text-properties officeooo:rsid="001a9bcd"/>
    </style:style>
    <style:style style:name="T23" style:family="text">
      <style:text-properties officeooo:rsid="001b2ebe"/>
    </style:style>
    <style:style style:name="T24" style:family="text">
      <style:text-properties officeooo:rsid="001c8590"/>
    </style:style>
    <style:style style:name="T25" style:family="text">
      <style:text-properties officeooo:rsid="001d56a2"/>
    </style:style>
    <style:style style:name="T26" style:family="text">
      <style:text-properties officeooo:rsid="001d56a2"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fbf43" fo:background-color="transparent" loext:char-shading-value="0"/>
    </style:style>
    <style:style style:name="T29" style:family="text">
      <style:text-properties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8">JavaScript Terms </text:span><text:span text:style-name="T9">And Tips</text:span></text:p>
      <text:p text:style-name="P5"/>
      <text:p text:style-name="P5"/>
      <text:p text:style-name="P6"><text:span text:style-name="T4">1. </text:span><text:span text:style-name="T1">Const</text:span><text:span text:style-name="T4">: <text:s/></text:span><text:span text:style-name="T6">Capital-named constants</text:span><text:span text:style-name="T4"> are only used as </text:span><text:span text:style-name="T7">aliases</text:span><text:span text:style-name="T4"> for ‘hard-<text:tab/><text:tab/><text:tab/>coded’ values.</text:span></text:p>
      <text:p text:style-name="P2"><text:tab/> <text:s text:c="7"/>Const can’t be re-assigned.</text:p>
      <text:p text:style-name="P6"><text:span text:style-name="T4"><text:tab/> <text:s text:c="7"/>Const </text:span><text:span text:style-name="T6">must be intialized</text:span><text:span text:style-name="T4"> with some value else will give error.</text:span></text:p>
      <text:p text:style-name="P2"/>
      <text:p text:style-name="P7"><text:span text:style-name="T3">2. </text:span><text:span text:style-name="T2">Special Numeric Values</text:span><text:span text:style-name="T5">: Infinity, -Infinity and NaN.</text:span></text:p>
      <text:p text:style-name="P3"/>
      <text:p text:style-name="P4">3. <text:span text:style-name="T12">Error in JS</text:span><text:span text:style-name="T10"> : If you do, </text:span><text:span text:style-name="T16">typeof null</text:span><text:span text:style-name="T19">, in js. It will give ‘</text:span><text:span text:style-name="T20">object</text:span><text:span text:style-name="T19">’.</text:span></text:p>
      <text:p text:style-name="P8"><text:tab/><text:tab/><text:tab/>That’s an offically error in typeof behaviour, coming from</text:p>
      <text:p text:style-name="P8"><text:tab/><text:tab/><text:tab/>the early days of Js.</text:p>
      <text:p text:style-name="P8"/>
      <text:p text:style-name="P9">4. <text:span text:style-name="T11">Explicit Conversions</text:span>: Number( value ), <text:s/>String( value ), <text:tab/><text:tab/><text:tab/><text:tab/><text:tab/><text:tab/><text:tab/> <text:s text:c="4"/><text:span text:style-name="T21">Boolean( value ), </text:span><text:span text:style-name="T23">+ ( unary plus)</text:span></text:p>
      <text:p text:style-name="P1"/>
      <text:p text:style-name="P1"><text:tab/><text:tab/><text:tab/><text:tab/><text:span text:style-name="T22">Ex: console.log(Number (‘-0’) ) <text:s/>===&gt; 0</text:span></text:p>
      <text:p text:style-name="P1"><text:tab/><text:tab/><text:tab/><text:tab/><text:span text:style-name="T23">Ex: console.log( +‘123’ ) <text:tab/><text:tab/>===&gt; 123</text:span></text:p>
      <text:p text:style-name="P1"><text:tab/><text:tab/><text:tab/><text:tab/><text:span text:style-name="T23">Ex: console.log( +false ) <text:tab/><text:tab/>===&gt; 0</text:span></text:p>
      <text:p text:style-name="P1"/>
      <text:p text:style-name="P11">The <text:span text:style-name="T14">unary + </text:span>actually does the <text:span text:style-name="T14">same thing as Number(value)</text:span>, but is shorter.</text:p>
      <text:p text:style-name="P11"/>
      <text:p text:style-name="P11">5. If we are getting values from HTML form fields, they are usually</text:p>
      <text:p text:style-name="P11"><text:s text:c="4"/>Strings</text:p>
      <text:p text:style-name="P11"/>
      <text:p text:style-name="P11">6. <text:span text:style-name="T24">All operators return a value.</text:span></text:p>
      <text:p text:style-name="P11"/>
      <text:p text:style-name="P12">7. <text:span text:style-name="T25">Comma Operator: The comma operator allows us to evaluate several</text:span></text:p>
      <text:p text:style-name="P12"><text:tab/><text:tab/><text:tab/><text:tab/><text:span text:style-name="T25">expressions, dividing them with a comma </text:span><text:span text:style-name="T15">,</text:span><text:span text:style-name="T26"> Each</text:span></text:p>
      <text:p text:style-name="P12"><text:span text:style-name="T26"><text:tab/><text:tab/><text:tab/><text:tab/>of them is evaluated but only the result of the last</text:span></text:p>
      <text:p text:style-name="P12"><text:span text:style-name="T26"><text:tab/><text:tab/><text:tab/><text:tab/>one is returned.</text:span></text:p>
      <text:p text:style-name="P13"><text:span text:style-name="T27"><text:s text:c="2"/>Example: let value = (1 + 2, 3 + 4 );</text:span></text:p>
      <text:p text:style-name="P13"><text:span text:style-name="T27"><text:tab/><text:tab/>alert ( value ) ==&gt; 7</text:span></text:p>
      <text:p text:style-name="P13"><text:span text:style-name="T27"/></text:p>
      <text:p text:style-name="P14"><text:span text:style-name="T27">8. </text:span><text:span text:style-name="T13">In non-strict mode</text:span></text:p>
      <text:p text:style-name="P14"><text:span text:style-name="T27"><text:s text:c="4"/></text:span><text:span text:style-name="T14">We can define variable without being declared</text:span><text:span text:style-name="T27">, Hence no error will be </text:span></text:p>
      <text:p text:style-name="P14"><text:span text:style-name="T27"><text:s text:c="4"/>thrown. </text:span></text:p>
      <text:p text:style-name="P14"><text:span text:style-name="T27"><text:tab/>i.e num = 101; console.log(num) ==&gt; 101</text:span></text:p>
      <text:p text:style-name="P14"><text:soft-page-break/><text:span text:style-name="T27">But in </text:span><text:span text:style-name="T13">Strict mode</text:span><text:span text:style-name="T27">, we can’t do that. We </text:span><text:span text:style-name="T14">have to declare a variable before defining it</text:span><text:span text:style-name="T27">.</text:span></text:p>
      <text:p text:style-name="P14"><text:span text:style-name="T27">i.e ‘using strict’<text:tab/><text:tab/><text:tab/>// Makes the js to behave as modern way</text:span></text:p>
      <text:p text:style-name="P14"><text:span text:style-name="T27"><text:s text:c="6"/>num = 101;</text:span></text:p>
      <text:p text:style-name="P14"><text:span text:style-name="T27"><text:s text:c="6"/>console.log(num)<text:tab/><text:tab/>==&gt; ERROR</text:span></text:p>
      <text:p text:style-name="P14"><text:span text:style-name="T27"/></text:p>
      <text:p text:style-name="P14"><text:span text:style-name="T27">We have to do this,</text:span></text:p>
      <text:p text:style-name="P14"><text:span text:style-name="T27"><text:tab/>‘using strict’</text:span></text:p>
      <text:p text:style-name="P14"><text:span text:style-name="T27"><text:tab/>let num = 101;<text:tab/><text:tab/>// decalring first, then defining the value to it.</text:span></text:p>
      <text:p text:style-name="P14"><text:span text:style-name="T27"><text:tab/>cosnole.log(num)<text:tab/>// 101</text:span></text:p>
      <text:p text:style-name="P14"><text:span text:style-name="T27"/></text:p>
      <text:p text:style-name="P15"><text:span text:style-name="T27">9. </text:span><text:span text:style-name="T28">lowercases &gt; uppercase in Js due to the internal encoding table Js uses(Unicode)</text:span></text:p>
      <text:p text:style-name="P15"><text:span text:style-name="T28"/></text:p>
      <text:p text:style-name="P16"><text:span text:style-name="T27">10. </text:span><text:span text:style-name="T13">Strange result</text:span><text:span text:style-name="T27">: </text:span><text:span text:style-name="T14">null vs 0</text:span></text:p>
      <text:p text:style-name="P16"><text:span text:style-name="T27"><text:tab/><text:tab/><text:tab/> <text:s text:c="4"/>alert( null &gt; 0 ) <text:tab/><text:tab/><text:tab/>// false</text:span></text:p>
      <text:p text:style-name="P16"><text:span text:style-name="T27"><text:tab/><text:tab/><text:tab/> <text:s text:c="4"/>alert( null == 0 )<text:tab/><text:tab/><text:tab/>// false</text:span></text:p>
      <text:p text:style-name="P16"><text:span text:style-name="T27"><text:tab/><text:tab/><text:tab/> <text:s text:c="4"/>alert( null &gt;= 0 )<text:tab/><text:tab/><text:tab/>// true</text:span></text:p>
      <text:p text:style-name="P16"><text:span text:style-name="T27"/></text:p>
      <text:p text:style-name="P16"><text:span text:style-name="T13">Reason: </text:span><text:span text:style-name="T27">Mathematically, that’s strange. The last result states that ‘null’ is greater than or euqual to zero, so in one of the comparisons above it must be </text:span><text:span text:style-name="T14">true</text:span><text:span text:style-name="T27">, but they are both false.</text:span></text:p>
      <text:p text:style-name="P16"><text:span text:style-name="T27"/></text:p>
      <text:p text:style-name="P16"><text:span text:style-name="T27">The reason is that an equality check </text:span><text:span text:style-name="T14">==</text:span><text:span text:style-name="T27"> and comparsion </text:span><text:span text:style-name="T14">&gt; &lt; &gt;= &lt;=</text:span><text:span text:style-name="T27"> work differently. Comparisons convert null to a number, treating it as 0. That’s why</text:span><text:span text:style-name="T14"> null&gt;=0 is true</text:span><text:span text:style-name="T27"> and </text:span><text:span text:style-name="T14">null &gt; 0 is false</text:span><text:span text:style-name="T27">.</text:span></text:p>
      <text:p text:style-name="P16"><text:span text:style-name="T27"/></text:p>
      <text:p text:style-name="P17"><text:span text:style-name="T27">On the other hand, the equality </text:span><text:span text:style-name="T14">check == for undefined and null is defined such that, without any conversions, they equal each other and don’t equal anything else</text:span><text:span text:style-name="T27">. That’s why null == 0 is false.</text:span></text:p>
      <text:p text:style-name="P17"><text:span text:style-name="T27"/></text:p>
      <text:p text:style-name="P17"><text:span text:style-name="T27">11. </text:span><text:span text:style-name="T17">Comparison operators</text:span><text:span text:style-name="T27"> return a </text:span><text:span text:style-name="T17">Boolean-value</text:span><text:span text:style-name="T27">.</text:span></text:p>
      <text:p text:style-name="P17"><text:span text:style-name="T27"><text:tab/></text:span><text:span text:style-name="T13">Ex:</text:span><text:span text:style-name="T27"> ‘2’ &gt; ‘12’ ===&gt; True</text:span></text:p>
      <text:p text:style-name="P17"><text:span text:style-name="T27"><text:tab/></text:span><text:span text:style-name="T29">lexographical</text:span><text:span text:style-name="T27"> order used for comparison here.</text:span></text:p>
      <text:p text:style-name="P17"><text:span text:style-name="T27"><text:tab/>Dictionary comparison, first</text:span><text:span text:style-name="T14"> char ‘2’ </text:span><text:span text:style-name="T27">is greather than first </text:span><text:span text:style-name="T14">char ‘1</text:span><text:span text:style-name="T27">’</text:span></text:p>
      <text:p text:style-name="P17"><text:span text:style-name="T27"/></text:p>
      <text:p text:style-name="P17"><text:span text:style-name="T27">12. When values of different types are compared, they get converted to</text:span></text:p>
      <text:p text:style-name="P17"><text:span text:style-name="T27"><text:s text:c="7"/>numbers.</text:span></text:p>
      <text:p text:style-name="P17"><text:span text:style-name="T27"/></text:p>
      <text:p text:style-name="P17"><text:soft-page-break/><text:span text:style-name="T27">13. </text:span></text:p>
      <text:p text:style-name="P17"><text:span text:style-name="T27"/></text:p>
      <text:p text:style-name="P17"><text:span text:style-name="T2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3T15:57:09.547654123</meta:creation-date>
    <dc:date>2020-12-24T14:11:27.642864250</dc:date>
    <meta:editing-duration>PT1H23M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3" meta:paragraph-count="49" meta:word-count="458" meta:character-count="2635" meta:non-whitespace-character-count="2072"/>
  </office:meta>
</office:document-meta>
</file>